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121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asked copy</text:p>
          </table:table-cell>
          <table:table-cell office:value-type="string" calcext:value-type="string">
            <text:p>even bits only</text:p>
          </table:table-cell>
          <table:table-cell table:number-columns-repeated="4"/>
          <table:table-cell office:value-type="string" calcext:value-type="string">
            <text:p>masked copy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 office:value-type="string" calcext:value-type="string">
            <text:p>bit length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2" office:value-type="string" calcext:value-type="string">
            <text:p>jMoped(s)</text:p>
          </table:table-cell>
          <table:table-cell table:style-name="ce2" office:value-type="string" calcext:value-type="string">
            <text:p>jMoped optimized(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3" table:formula="of:=AVERAGE([.B4:.B5])" office:value-type="float" office:value="1.728" calcext:value-type="float">
            <text:p>1.728</text:p>
          </table:table-cell>
          <table:table-cell table:style-name="ce3" table:formula="of:=AVERAGE([.B15:.B16])" office:value-type="float" office:value="0.7515" calcext:value-type="float">
            <text:p>0.752</text:p>
          </table:table-cell>
          <table:table-cell table:style-name="ce4" table:formula="of:=AVERAGE([.C4:.C5])" office:value-type="float" office:value="0.605" calcext:value-type="float">
            <text:p>0.61</text:p>
          </table:table-cell>
          <table:table-cell table:style-name="ce4" table:formula="of:=AVERAGE([.C15:.C16])" office:value-type="float" office:value="0.23" calcext:value-type="float">
            <text:p>0.2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67" calcext:value-type="float">
            <text:p>1.767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3" table:formula="of:=AVERAGE([.B6:.B7])" office:value-type="float" office:value="38.2435" calcext:value-type="float">
            <text:p>38.244</text:p>
          </table:table-cell>
          <table:table-cell table:style-name="ce3" table:formula="of:=AVERAGE([.B17:.B18])" office:value-type="float" office:value="1.3855" calcext:value-type="float">
            <text:p>1.386</text:p>
          </table:table-cell>
          <table:table-cell table:style-name="ce4" table:formula="of:=AVERAGE([.C6:.C7])" office:value-type="float" office:value="10.29" calcext:value-type="float">
            <text:p>10.29</text:p>
          </table:table-cell>
          <table:table-cell table:style-name="ce4" table:formula="of:=AVERAGE([.C17:.C18])" office:value-type="float" office:value="0.345" calcext:value-type="float">
            <text:p>0.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.689" calcext:value-type="float">
            <text:p>1.689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&gt;600</text:p>
          </table:table-cell>
          <table:table-cell table:style-name="ce3" table:formula="of:=AVERAGE([.B19:.B20])" office:value-type="float" office:value="5.254" calcext:value-type="float">
            <text:p>5.254</text:p>
          </table:table-cell>
          <table:table-cell table:style-name="ce4" table:formula="of:=AVERAGE([.C8:.C9])" office:value-type="float" office:value="320.87" calcext:value-type="float">
            <text:p>320.87</text:p>
          </table:table-cell>
          <table:table-cell table:style-name="ce4" table:formula="of:=AVERAGE([.C19:.C20])" office:value-type="float" office:value="0.81" calcext:value-type="float">
            <text:p>0.8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584" calcext:value-type="float">
            <text:p>37.584</text:p>
          </table:table-cell>
          <table:table-cell office:value-type="float" office:value="10.34" calcext:value-type="float">
            <text:p>10.34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3" table:formula="of:=AVERAGE([.B21:.B22])" office:value-type="float" office:value="39.1355" calcext:value-type="float">
            <text:p>39.136</text:p>
          </table:table-cell>
          <table:table-cell table:style-name="ce4" office:value-type="string" calcext:value-type="string">
            <text:p>JVM terminates</text:p>
          </table:table-cell>
          <table:table-cell table:style-name="ce4" table:formula="of:=AVERAGE([.C21:.C22])" office:value-type="float" office:value="2.445" calcext:value-type="float">
            <text:p>2.4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8.903" calcext:value-type="float">
            <text:p>38.903</text:p>
          </table:table-cell>
          <table:table-cell office:value-type="float" office:value="10.24" calcext:value-type="float">
            <text:p>10.24</text:p>
          </table:table-cell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247.135" calcext:value-type="float">
            <text:p>247.135</text:p>
          </table:table-cell>
          <table:table-cell table:style-name="ce4"/>
          <table:table-cell table:style-name="ce4" table:formula="of:=AVERAGE([.C23:.C24])" office:value-type="float" office:value="11.775" calcext:value-type="float">
            <text:p>11.78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17.18" calcext:value-type="float">
            <text:p>317.18</text:p>
          </table:table-cell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&gt;600</text:p>
          </table:table-cell>
          <table:table-cell table:style-name="ce4"/>
          <table:table-cell table:style-name="ce4" table:formula="of:=AVERAGE([.C25:.C26])" office:value-type="float" office:value="57.075" calcext:value-type="float">
            <text:p>57.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24.56" calcext:value-type="float">
            <text:p>324.56</text:p>
          </table:table-cell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3" table:number-columns-repeated="2"/>
          <table:table-cell table:style-name="ce4"/>
          <table:table-cell table:style-name="ce4" table:formula="of:=AVERAGE([.C27:.C28])" office:value-type="float" office:value="327.945" calcext:value-type="float">
            <text:p>327.95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JRE fatal error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1" calcext:value-type="float">
            <text:p>0.751</text:p>
          </table:table-cell>
          <table:table-cell office:value-type="float" office:value="0.24" calcext:value-type="float">
            <text:p>0.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52" calcext:value-type="float">
            <text:p>0.752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style-name="ce2" office:value-type="string" calcext:value-type="string">
            <text:p>bit length</text:p>
          </table:table-cell>
          <table:table-cell table:style-name="ce2" office:value-type="string" calcext:value-type="string">
            <text:p>jMoped(s)</text:p>
          </table:table-cell>
          <table:table-cell table:style-name="ce2" office:value-type="string" calcext:value-type="string">
            <text:p>jMoped optimized(s)</text:p>
          </table:table-cell>
          <table:table-cell table:style-name="ce2" office:value-type="string" calcext:value-type="string">
            <text:p>Multiplier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35" calcext:value-type="float">
            <text:p>1.435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4" office:value-type="float" office:value="0.605" calcext:value-type="float">
            <text:p>0.61</text:p>
          </table:table-cell>
          <table:table-cell table:style-name="ce4" office:value-type="float" office:value="0.23" calcext:value-type="float">
            <text:p>0.23</text:p>
          </table:table-cell>
          <table:table-cell table:style-name="ce4"/>
          <table:table-cell table:number-columns-repeated="1014"/>
        </table:table-row>
        <table:table-row table:style-name="ro1">
          <table:table-cell/>
          <table:table-cell office:value-type="float" office:value="1.336" calcext:value-type="float">
            <text:p>1.336</text:p>
          </table:table-cell>
          <table:table-cell office:value-type="float" office:value="0.34" calcext:value-type="float">
            <text:p>0.34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4" office:value-type="float" office:value="10.29" calcext:value-type="float">
            <text:p>10.29</text:p>
          </table:table-cell>
          <table:table-cell table:style-name="ce4" office:value-type="float" office:value="0.345" calcext:value-type="float">
            <text:p>0.35</text:p>
          </table:table-cell>
          <table:table-cell table:style-name="ce4" office:value-type="float" office:value="1.5" calcext:value-type="float">
            <text:p>1.50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12" calcext:value-type="float">
            <text:p>5.312</text:p>
          </table:table-cell>
          <table:table-cell office:value-type="float" office:value="0.81" calcext:value-type="float">
            <text:p>0.81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4" office:value-type="float" office:value="320.87" calcext:value-type="float">
            <text:p>320.87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2.34782608695652" calcext:value-type="float">
            <text:p>2.3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.196" calcext:value-type="float">
            <text:p>5.196</text:p>
          </table:table-cell>
          <table:table-cell office:value-type="float" office:value="0.81" calcext:value-type="float">
            <text:p>0.81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.445" calcext:value-type="float">
            <text:p>2.45</text:p>
          </table:table-cell>
          <table:table-cell table:style-name="ce4" office:value-type="float" office:value="3.01851851851852" calcext:value-type="float">
            <text:p>3.02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309" calcext:value-type="float">
            <text:p>38.309</text:p>
          </table:table-cell>
          <table:table-cell office:value-type="float" office:value="2.43" calcext:value-type="float">
            <text:p>2.43</text:p>
          </table:table-cell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1.775" calcext:value-type="float">
            <text:p>11.78</text:p>
          </table:table-cell>
          <table:table-cell table:style-name="ce4" office:value-type="float" office:value="4.8159509202454" calcext:value-type="float">
            <text:p>4.8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9.962" calcext:value-type="float">
            <text:p>39.962</text:p>
          </table:table-cell>
          <table:table-cell office:value-type="float" office:value="2.46" calcext:value-type="float">
            <text:p>2.46</text:p>
          </table:table-cell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57.075" calcext:value-type="float">
            <text:p>57.08</text:p>
          </table:table-cell>
          <table:table-cell table:style-name="ce4" office:value-type="float" office:value="4.84713375796178" calcext:value-type="float">
            <text:p>4.8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.12" calcext:value-type="float">
            <text:p>12.12</text:p>
          </table:table-cell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27.945" calcext:value-type="float">
            <text:p>327.95</text:p>
          </table:table-cell>
          <table:table-cell table:style-name="ce4" office:value-type="float" office:value="5.74586070959264" calcext:value-type="float">
            <text:p>5.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1.43" calcext:value-type="float">
            <text:p>11.4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58.04" calcext:value-type="float">
            <text:p>58.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6.11" calcext:value-type="float">
            <text:p>56.11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26.8" calcext:value-type="float">
            <text:p>326.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9.09" calcext:value-type="float">
            <text:p>329.09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 style:data-style-name="N2" text:time-value="19:51:48.732082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6T20:38:59.061595194</dc:date>
    <meta:editing-duration>PT9H39M29S</meta:editing-duration>
    <meta:editing-cycles>101</meta:editing-cycles>
    <meta:generator>LibreOffice/4.2.4.2$Linux_x86 LibreOffice_project/420m0$Build-2</meta:generator>
    <meta:document-statistic meta:table-count="1" meta:cell-count="114" meta:object-count="0"/>
  </office:meta>
</office:document-meta>
</file>